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294.7mm" svg:height="140.78mm" svg:x="44.03mm" svg:y="1.06mm">
            <draw:object draw:notify-on-update-of-ranges="output.B2:output.B162 output.C1:output.C1 output.C2:output.C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fuerz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  <table:table-cell office:value-type="float" office:value="-0.1661814" calcext:value-type="float">
            <text:p>-0,1661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-0.1869786" calcext:value-type="float">
            <text:p>-0,1869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1" calcext:value-type="float">
            <text:p>0,771</text:p>
          </table:table-cell>
          <table:table-cell office:value-type="float" office:value="-0.1774629" calcext:value-type="float">
            <text:p>-0,1774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73" calcext:value-type="float">
            <text:p>1,073</text:p>
          </table:table-cell>
          <table:table-cell office:value-type="float" office:value="-0.1675548" calcext:value-type="float">
            <text:p>-0,16755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75" calcext:value-type="float">
            <text:p>1,375</text:p>
          </table:table-cell>
          <table:table-cell office:value-type="float" office:value="-0.1690263" calcext:value-type="float">
            <text:p>-0,1690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76" calcext:value-type="float">
            <text:p>1,676</text:p>
          </table:table-cell>
          <table:table-cell office:value-type="float" office:value="-0.1655928" calcext:value-type="float">
            <text:p>-0,1655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78" calcext:value-type="float">
            <text:p>1,978</text:p>
          </table:table-cell>
          <table:table-cell office:value-type="float" office:value="-0.1673586" calcext:value-type="float">
            <text:p>-0,16735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79" calcext:value-type="float">
            <text:p>2,279</text:p>
          </table:table-cell>
          <table:table-cell office:value-type="float" office:value="-0.1680453" calcext:value-type="float">
            <text:p>-0,1680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81" calcext:value-type="float">
            <text:p>2,581</text:p>
          </table:table-cell>
          <table:table-cell office:value-type="float" office:value="-0.1696149" calcext:value-type="float">
            <text:p>-0,16961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83" calcext:value-type="float">
            <text:p>2,883</text:p>
          </table:table-cell>
          <table:table-cell office:value-type="float" office:value="-0.1663776" calcext:value-type="float">
            <text:p>-0,1663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84" calcext:value-type="float">
            <text:p>3,184</text:p>
          </table:table-cell>
          <table:table-cell office:value-type="float" office:value="-0.1654947" calcext:value-type="float">
            <text:p>-0,16549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86" calcext:value-type="float">
            <text:p>3,486</text:p>
          </table:table-cell>
          <table:table-cell office:value-type="float" office:value="-0.1675548" calcext:value-type="float">
            <text:p>-0,16755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87" calcext:value-type="float">
            <text:p>3,787</text:p>
          </table:table-cell>
          <table:table-cell office:value-type="float" office:value="-0.1642194" calcext:value-type="float">
            <text:p>-0,1642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089" calcext:value-type="float">
            <text:p>4,089</text:p>
          </table:table-cell>
          <table:table-cell office:value-type="float" office:value="-0.1654947" calcext:value-type="float">
            <text:p>-0,16549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9" calcext:value-type="float">
            <text:p>4,39</text:p>
          </table:table-cell>
          <table:table-cell office:value-type="float" office:value="-0.1675548" calcext:value-type="float">
            <text:p>-0,16755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92" calcext:value-type="float">
            <text:p>4,692</text:p>
          </table:table-cell>
          <table:table-cell office:value-type="float" office:value="-0.1624536" calcext:value-type="float">
            <text:p>-0,16245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93" calcext:value-type="float">
            <text:p>4,993</text:p>
          </table:table-cell>
          <table:table-cell office:value-type="float" office:value="-0.1642194" calcext:value-type="float">
            <text:p>-0,16421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295" calcext:value-type="float">
            <text:p>5,295</text:p>
          </table:table-cell>
          <table:table-cell office:value-type="float" office:value="-0.1652004" calcext:value-type="float">
            <text:p>-0,16520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96" calcext:value-type="float">
            <text:p>5,596</text:p>
          </table:table-cell>
          <table:table-cell office:value-type="float" office:value="-0.1689282" calcext:value-type="float">
            <text:p>-0,1689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898" calcext:value-type="float">
            <text:p>5,898</text:p>
          </table:table-cell>
          <table:table-cell office:value-type="float" office:value="-0.1654947" calcext:value-type="float">
            <text:p>-0,1654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199" calcext:value-type="float">
            <text:p>6,199</text:p>
          </table:table-cell>
          <table:table-cell office:value-type="float" office:value="-0.1656909" calcext:value-type="float">
            <text:p>-0,16569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01" calcext:value-type="float">
            <text:p>6,501</text:p>
          </table:table-cell>
          <table:table-cell office:value-type="float" office:value="-0.1641213" calcext:value-type="float">
            <text:p>-0,1641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802" calcext:value-type="float">
            <text:p>6,802</text:p>
          </table:table-cell>
          <table:table-cell office:value-type="float" office:value="-0.1672605" calcext:value-type="float">
            <text:p>-0,16726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04" calcext:value-type="float">
            <text:p>7,104</text:p>
          </table:table-cell>
          <table:table-cell office:value-type="float" office:value="-0.1629441" calcext:value-type="float">
            <text:p>-0,16294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406" calcext:value-type="float">
            <text:p>7,406</text:p>
          </table:table-cell>
          <table:table-cell office:value-type="float" office:value="-0.1655928" calcext:value-type="float">
            <text:p>-0,16559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707" calcext:value-type="float">
            <text:p>7,707</text:p>
          </table:table-cell>
          <table:table-cell office:value-type="float" office:value="-0.1665738" calcext:value-type="float">
            <text:p>-0,16657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009" calcext:value-type="float">
            <text:p>8,009</text:p>
          </table:table-cell>
          <table:table-cell office:value-type="float" office:value="-0.1644156" calcext:value-type="float">
            <text:p>-0,1644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31" calcext:value-type="float">
            <text:p>8,31</text:p>
          </table:table-cell>
          <table:table-cell office:value-type="float" office:value="-0.1639251" calcext:value-type="float">
            <text:p>-0,16392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612" calcext:value-type="float">
            <text:p>8,612</text:p>
          </table:table-cell>
          <table:table-cell office:value-type="float" office:value="-0.1614726" calcext:value-type="float">
            <text:p>-0,16147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914" calcext:value-type="float">
            <text:p>8,914</text:p>
          </table:table-cell>
          <table:table-cell office:value-type="float" office:value="-0.1626498" calcext:value-type="float">
            <text:p>-0,16264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216" calcext:value-type="float">
            <text:p>9,216</text:p>
          </table:table-cell>
          <table:table-cell office:value-type="float" office:value="-0.165789" calcext:value-type="float">
            <text:p>-0,1657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17" calcext:value-type="float">
            <text:p>9,517</text:p>
          </table:table-cell>
          <table:table-cell office:value-type="float" office:value="-0.1668681" calcext:value-type="float">
            <text:p>-0,16686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818" calcext:value-type="float">
            <text:p>9,818</text:p>
          </table:table-cell>
          <table:table-cell office:value-type="float" office:value="-0.1631403" calcext:value-type="float">
            <text:p>-0,16314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12" calcext:value-type="float">
            <text:p>10,12</text:p>
          </table:table-cell>
          <table:table-cell office:value-type="float" office:value="-0.1641213" calcext:value-type="float">
            <text:p>-0,16412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422" calcext:value-type="float">
            <text:p>10,422</text:p>
          </table:table-cell>
          <table:table-cell office:value-type="float" office:value="-0.1661814" calcext:value-type="float">
            <text:p>-0,16618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723" calcext:value-type="float">
            <text:p>10,723</text:p>
          </table:table-cell>
          <table:table-cell office:value-type="float" office:value="-0.1654947" calcext:value-type="float">
            <text:p>-0,16549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024" calcext:value-type="float">
            <text:p>11,024</text:p>
          </table:table-cell>
          <table:table-cell office:value-type="float" office:value="-0.1669662" calcext:value-type="float">
            <text:p>-0,1669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326" calcext:value-type="float">
            <text:p>11,326</text:p>
          </table:table-cell>
          <table:table-cell office:value-type="float" office:value="-0.1659852" calcext:value-type="float">
            <text:p>-0,16598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628" calcext:value-type="float">
            <text:p>11,628</text:p>
          </table:table-cell>
          <table:table-cell office:value-type="float" office:value="-0.1672605" calcext:value-type="float">
            <text:p>-0,16726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929" calcext:value-type="float">
            <text:p>11,929</text:p>
          </table:table-cell>
          <table:table-cell office:value-type="float" office:value="-0.16677" calcext:value-type="float">
            <text:p>-0,166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231" calcext:value-type="float">
            <text:p>12,231</text:p>
          </table:table-cell>
          <table:table-cell office:value-type="float" office:value="-0.16677" calcext:value-type="float">
            <text:p>-0,166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532" calcext:value-type="float">
            <text:p>12,532</text:p>
          </table:table-cell>
          <table:table-cell office:value-type="float" office:value="-0.1662795" calcext:value-type="float">
            <text:p>-0,16627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835" calcext:value-type="float">
            <text:p>12,835</text:p>
          </table:table-cell>
          <table:table-cell office:value-type="float" office:value="-0.1647099" calcext:value-type="float">
            <text:p>-0,16470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136" calcext:value-type="float">
            <text:p>13,136</text:p>
          </table:table-cell>
          <table:table-cell office:value-type="float" office:value="-0.1670643" calcext:value-type="float">
            <text:p>-0,16706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437" calcext:value-type="float">
            <text:p>13,437</text:p>
          </table:table-cell>
          <table:table-cell office:value-type="float" office:value="-0.1661814" calcext:value-type="float">
            <text:p>-0,16618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739" calcext:value-type="float">
            <text:p>13,739</text:p>
          </table:table-cell>
          <table:table-cell office:value-type="float" office:value="-0.1640232" calcext:value-type="float">
            <text:p>-0,16402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04" calcext:value-type="float">
            <text:p>14,04</text:p>
          </table:table-cell>
          <table:table-cell office:value-type="float" office:value="-0.1686339" calcext:value-type="float">
            <text:p>-0,16863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342" calcext:value-type="float">
            <text:p>14,342</text:p>
          </table:table-cell>
          <table:table-cell office:value-type="float" office:value="-0.1675548" calcext:value-type="float">
            <text:p>-0,16755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644" calcext:value-type="float">
            <text:p>14,644</text:p>
          </table:table-cell>
          <table:table-cell office:value-type="float" office:value="-0.1653966" calcext:value-type="float">
            <text:p>-0,16539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945" calcext:value-type="float">
            <text:p>14,945</text:p>
          </table:table-cell>
          <table:table-cell office:value-type="float" office:value="-0.1659852" calcext:value-type="float">
            <text:p>-0,16598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247" calcext:value-type="float">
            <text:p>15,247</text:p>
          </table:table-cell>
          <table:table-cell office:value-type="float" office:value="-0.167751" calcext:value-type="float">
            <text:p>-0,1677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548" calcext:value-type="float">
            <text:p>15,548</text:p>
          </table:table-cell>
          <table:table-cell office:value-type="float" office:value="-0.1634346" calcext:value-type="float">
            <text:p>-0,16343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85" calcext:value-type="float">
            <text:p>15,85</text:p>
          </table:table-cell>
          <table:table-cell office:value-type="float" office:value="-0.1641213" calcext:value-type="float">
            <text:p>-0,16412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151" calcext:value-type="float">
            <text:p>16,151</text:p>
          </table:table-cell>
          <table:table-cell office:value-type="float" office:value="-0.1636308" calcext:value-type="float">
            <text:p>-0,16363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453" calcext:value-type="float">
            <text:p>16,453</text:p>
          </table:table-cell>
          <table:table-cell office:value-type="float" office:value="-0.167751" calcext:value-type="float">
            <text:p>-0,1677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755" calcext:value-type="float">
            <text:p>16,755</text:p>
          </table:table-cell>
          <table:table-cell office:value-type="float" office:value="-0.1691244" calcext:value-type="float">
            <text:p>-0,16912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056" calcext:value-type="float">
            <text:p>17,056</text:p>
          </table:table-cell>
          <table:table-cell office:value-type="float" office:value="-0.1629441" calcext:value-type="float">
            <text:p>-0,16294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358" calcext:value-type="float">
            <text:p>17,358</text:p>
          </table:table-cell>
          <table:table-cell office:value-type="float" office:value="-0.1630422" calcext:value-type="float">
            <text:p>-0,16304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.659" calcext:value-type="float">
            <text:p>17,659</text:p>
          </table:table-cell>
          <table:table-cell office:value-type="float" office:value="-0.1656909" calcext:value-type="float">
            <text:p>-0,16569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961" calcext:value-type="float">
            <text:p>17,961</text:p>
          </table:table-cell>
          <table:table-cell office:value-type="float" office:value="-0.1626498" calcext:value-type="float">
            <text:p>-0,16264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263" calcext:value-type="float">
            <text:p>18,263</text:p>
          </table:table-cell>
          <table:table-cell office:value-type="float" office:value="-0.1629441" calcext:value-type="float">
            <text:p>-0,16294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.564" calcext:value-type="float">
            <text:p>18,564</text:p>
          </table:table-cell>
          <table:table-cell office:value-type="float" office:value="-0.1605897" calcext:value-type="float">
            <text:p>-0,16058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866" calcext:value-type="float">
            <text:p>18,866</text:p>
          </table:table-cell>
          <table:table-cell office:value-type="float" office:value="-0.1602954" calcext:value-type="float">
            <text:p>-0,16029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.167" calcext:value-type="float">
            <text:p>19,167</text:p>
          </table:table-cell>
          <table:table-cell office:value-type="float" office:value="-0.1605897" calcext:value-type="float">
            <text:p>-0,16058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469" calcext:value-type="float">
            <text:p>19,469</text:p>
          </table:table-cell>
          <table:table-cell office:value-type="float" office:value="-0.1614726" calcext:value-type="float">
            <text:p>-0,16147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.771" calcext:value-type="float">
            <text:p>19,771</text:p>
          </table:table-cell>
          <table:table-cell office:value-type="float" office:value="-0.162846" calcext:value-type="float">
            <text:p>-0,1628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072" calcext:value-type="float">
            <text:p>20,072</text:p>
          </table:table-cell>
          <table:table-cell office:value-type="float" office:value="-0.1632384" calcext:value-type="float">
            <text:p>-0,16323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374" calcext:value-type="float">
            <text:p>20,374</text:p>
          </table:table-cell>
          <table:table-cell office:value-type="float" office:value="-0.1633365" calcext:value-type="float">
            <text:p>-0,16333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.675" calcext:value-type="float">
            <text:p>20,675</text:p>
          </table:table-cell>
          <table:table-cell office:value-type="float" office:value="-0.1611783" calcext:value-type="float">
            <text:p>-0,16117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977" calcext:value-type="float">
            <text:p>20,977</text:p>
          </table:table-cell>
          <table:table-cell office:value-type="float" office:value="-0.1623555" calcext:value-type="float">
            <text:p>-0,16235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278" calcext:value-type="float">
            <text:p>21,278</text:p>
          </table:table-cell>
          <table:table-cell office:value-type="float" office:value="-0.1626498" calcext:value-type="float">
            <text:p>-0,16264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58" calcext:value-type="float">
            <text:p>21,58</text:p>
          </table:table-cell>
          <table:table-cell office:value-type="float" office:value="-0.1640232" calcext:value-type="float">
            <text:p>-0,16402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.881" calcext:value-type="float">
            <text:p>21,881</text:p>
          </table:table-cell>
          <table:table-cell office:value-type="float" office:value="-0.1641213" calcext:value-type="float">
            <text:p>-0,16412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183" calcext:value-type="float">
            <text:p>22,183</text:p>
          </table:table-cell>
          <table:table-cell office:value-type="float" office:value="-0.1647099" calcext:value-type="float">
            <text:p>-0,16470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484" calcext:value-type="float">
            <text:p>22,484</text:p>
          </table:table-cell>
          <table:table-cell office:value-type="float" office:value="-0.1621593" calcext:value-type="float">
            <text:p>-0,16215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786" calcext:value-type="float">
            <text:p>22,786</text:p>
          </table:table-cell>
          <table:table-cell office:value-type="float" office:value="-0.1663776" calcext:value-type="float">
            <text:p>-0,16637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088" calcext:value-type="float">
            <text:p>23,088</text:p>
          </table:table-cell>
          <table:table-cell office:value-type="float" office:value="-0.1689282" calcext:value-type="float">
            <text:p>-0,16892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.389" calcext:value-type="float">
            <text:p>23,389</text:p>
          </table:table-cell>
          <table:table-cell office:value-type="float" office:value="-0.1670643" calcext:value-type="float">
            <text:p>-0,16706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.691" calcext:value-type="float">
            <text:p>23,691</text:p>
          </table:table-cell>
          <table:table-cell office:value-type="float" office:value="-0.1672605" calcext:value-type="float">
            <text:p>-0,16726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.992" calcext:value-type="float">
            <text:p>23,992</text:p>
          </table:table-cell>
          <table:table-cell office:value-type="float" office:value="-0.1651023" calcext:value-type="float">
            <text:p>-0,16510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.294" calcext:value-type="float">
            <text:p>24,294</text:p>
          </table:table-cell>
          <table:table-cell office:value-type="float" office:value="-0.1675548" calcext:value-type="float">
            <text:p>-0,16755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.596" calcext:value-type="float">
            <text:p>24,596</text:p>
          </table:table-cell>
          <table:table-cell office:value-type="float" office:value="-0.1715769" calcext:value-type="float">
            <text:p>-0,17157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.897" calcext:value-type="float">
            <text:p>24,897</text:p>
          </table:table-cell>
          <table:table-cell office:value-type="float" office:value="-0.1655928" calcext:value-type="float">
            <text:p>-0,16559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199" calcext:value-type="float">
            <text:p>25,199</text:p>
          </table:table-cell>
          <table:table-cell office:value-type="float" office:value="-0.1672605" calcext:value-type="float">
            <text:p>-0,16726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5" calcext:value-type="float">
            <text:p>25,5</text:p>
          </table:table-cell>
          <table:table-cell office:value-type="float" office:value="-0.1695168" calcext:value-type="float">
            <text:p>-0,16951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802" calcext:value-type="float">
            <text:p>25,802</text:p>
          </table:table-cell>
          <table:table-cell office:value-type="float" office:value="-0.1637289" calcext:value-type="float">
            <text:p>-0,16372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103" calcext:value-type="float">
            <text:p>26,103</text:p>
          </table:table-cell>
          <table:table-cell office:value-type="float" office:value="-0.1654947" calcext:value-type="float">
            <text:p>-0,16549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405" calcext:value-type="float">
            <text:p>26,405</text:p>
          </table:table-cell>
          <table:table-cell office:value-type="float" office:value="-0.167751" calcext:value-type="float">
            <text:p>-0,1677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.706" calcext:value-type="float">
            <text:p>26,706</text:p>
          </table:table-cell>
          <table:table-cell office:value-type="float" office:value="-0.1632384" calcext:value-type="float">
            <text:p>-0,16323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.008" calcext:value-type="float">
            <text:p>27,008</text:p>
          </table:table-cell>
          <table:table-cell office:value-type="float" office:value="-0.1656909" calcext:value-type="float">
            <text:p>-0,16569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.309" calcext:value-type="float">
            <text:p>27,309</text:p>
          </table:table-cell>
          <table:table-cell office:value-type="float" office:value="-0.1629441" calcext:value-type="float">
            <text:p>-0,16294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.611" calcext:value-type="float">
            <text:p>27,611</text:p>
          </table:table-cell>
          <table:table-cell office:value-type="float" office:value="-0.1637289" calcext:value-type="float">
            <text:p>-0,16372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.912" calcext:value-type="float">
            <text:p>27,912</text:p>
          </table:table-cell>
          <table:table-cell office:value-type="float" office:value="-0.1659852" calcext:value-type="float">
            <text:p>-0,16598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214" calcext:value-type="float">
            <text:p>28,214</text:p>
          </table:table-cell>
          <table:table-cell office:value-type="float" office:value="-0.1647099" calcext:value-type="float">
            <text:p>-0,16470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.516" calcext:value-type="float">
            <text:p>28,516</text:p>
          </table:table-cell>
          <table:table-cell office:value-type="float" office:value="-0.1616688" calcext:value-type="float">
            <text:p>-0,16166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817" calcext:value-type="float">
            <text:p>28,817</text:p>
          </table:table-cell>
          <table:table-cell office:value-type="float" office:value="-0.1649061" calcext:value-type="float">
            <text:p>-0,16490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.119" calcext:value-type="float">
            <text:p>29,119</text:p>
          </table:table-cell>
          <table:table-cell office:value-type="float" office:value="-0.1632384" calcext:value-type="float">
            <text:p>-0,16323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.42" calcext:value-type="float">
            <text:p>29,42</text:p>
          </table:table-cell>
          <table:table-cell office:value-type="float" office:value="-0.1655928" calcext:value-type="float">
            <text:p>-0,16559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.722" calcext:value-type="float">
            <text:p>29,722</text:p>
          </table:table-cell>
          <table:table-cell office:value-type="float" office:value="-0.1651023" calcext:value-type="float">
            <text:p>-0,16510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.024" calcext:value-type="float">
            <text:p>30,024</text:p>
          </table:table-cell>
          <table:table-cell office:value-type="float" office:value="-0.1649061" calcext:value-type="float">
            <text:p>-0,1649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.325" calcext:value-type="float">
            <text:p>30,325</text:p>
          </table:table-cell>
          <table:table-cell office:value-type="float" office:value="-0.1662795" calcext:value-type="float">
            <text:p>-0,16627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.627" calcext:value-type="float">
            <text:p>30,627</text:p>
          </table:table-cell>
          <table:table-cell office:value-type="float" office:value="-0.1653966" calcext:value-type="float">
            <text:p>-0,16539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.928" calcext:value-type="float">
            <text:p>30,928</text:p>
          </table:table-cell>
          <table:table-cell office:value-type="float" office:value="-0.1639251" calcext:value-type="float">
            <text:p>-0,16392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.23" calcext:value-type="float">
            <text:p>31,23</text:p>
          </table:table-cell>
          <table:table-cell office:value-type="float" office:value="-0.1639251" calcext:value-type="float">
            <text:p>-0,16392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.532" calcext:value-type="float">
            <text:p>31,532</text:p>
          </table:table-cell>
          <table:table-cell office:value-type="float" office:value="-0.1643175" calcext:value-type="float">
            <text:p>-0,16431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.833" calcext:value-type="float">
            <text:p>31,833</text:p>
          </table:table-cell>
          <table:table-cell office:value-type="float" office:value="-0.1609821" calcext:value-type="float">
            <text:p>-0,16098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.135" calcext:value-type="float">
            <text:p>32,135</text:p>
          </table:table-cell>
          <table:table-cell office:value-type="float" office:value="-0.1621593" calcext:value-type="float">
            <text:p>-0,16215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.436" calcext:value-type="float">
            <text:p>32,436</text:p>
          </table:table-cell>
          <table:table-cell office:value-type="float" office:value="-0.1611783" calcext:value-type="float">
            <text:p>-0,16117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.738" calcext:value-type="float">
            <text:p>32,738</text:p>
          </table:table-cell>
          <table:table-cell office:value-type="float" office:value="-0.1621593" calcext:value-type="float">
            <text:p>-0,16215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.04" calcext:value-type="float">
            <text:p>33,04</text:p>
          </table:table-cell>
          <table:table-cell office:value-type="float" office:value="-0.1676529" calcext:value-type="float">
            <text:p>-0,16765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.341" calcext:value-type="float">
            <text:p>33,341</text:p>
          </table:table-cell>
          <table:table-cell office:value-type="float" office:value="-0.1639251" calcext:value-type="float">
            <text:p>-0,16392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.643" calcext:value-type="float">
            <text:p>33,643</text:p>
          </table:table-cell>
          <table:table-cell office:value-type="float" office:value="-0.1591182" calcext:value-type="float">
            <text:p>-0,15911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.944" calcext:value-type="float">
            <text:p>33,944</text:p>
          </table:table-cell>
          <table:table-cell office:value-type="float" office:value="-0.1660833" calcext:value-type="float">
            <text:p>-0,16608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.246" calcext:value-type="float">
            <text:p>34,246</text:p>
          </table:table-cell>
          <table:table-cell office:value-type="float" office:value="-0.165789" calcext:value-type="float">
            <text:p>-0,1657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.548" calcext:value-type="float">
            <text:p>34,548</text:p>
          </table:table-cell>
          <table:table-cell office:value-type="float" office:value="-0.1640232" calcext:value-type="float">
            <text:p>-0,16402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.849" calcext:value-type="float">
            <text:p>34,849</text:p>
          </table:table-cell>
          <table:table-cell office:value-type="float" office:value="-0.1639251" calcext:value-type="float">
            <text:p>-0,16392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5.151" calcext:value-type="float">
            <text:p>35,151</text:p>
          </table:table-cell>
          <table:table-cell office:value-type="float" office:value="-0.1634346" calcext:value-type="float">
            <text:p>-0,1634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.453" calcext:value-type="float">
            <text:p>35,453</text:p>
          </table:table-cell>
          <table:table-cell office:value-type="float" office:value="-0.1660833" calcext:value-type="float">
            <text:p>-0,16608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.754" calcext:value-type="float">
            <text:p>35,754</text:p>
          </table:table-cell>
          <table:table-cell office:value-type="float" office:value="-0.1633365" calcext:value-type="float">
            <text:p>-0,16333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.056" calcext:value-type="float">
            <text:p>36,056</text:p>
          </table:table-cell>
          <table:table-cell office:value-type="float" office:value="-0.1645137" calcext:value-type="float">
            <text:p>-0,16451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.357" calcext:value-type="float">
            <text:p>36,357</text:p>
          </table:table-cell>
          <table:table-cell office:value-type="float" office:value="-0.1659852" calcext:value-type="float">
            <text:p>-0,16598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6.659" calcext:value-type="float">
            <text:p>36,659</text:p>
          </table:table-cell>
          <table:table-cell office:value-type="float" office:value="-0.16677" calcext:value-type="float">
            <text:p>-0,166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.961" calcext:value-type="float">
            <text:p>36,961</text:p>
          </table:table-cell>
          <table:table-cell office:value-type="float" office:value="-0.1654947" calcext:value-type="float">
            <text:p>-0,16549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.262" calcext:value-type="float">
            <text:p>37,262</text:p>
          </table:table-cell>
          <table:table-cell office:value-type="float" office:value="-0.1653966" calcext:value-type="float">
            <text:p>-0,16539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.565" calcext:value-type="float">
            <text:p>37,565</text:p>
          </table:table-cell>
          <table:table-cell office:value-type="float" office:value="-0.1747161" calcext:value-type="float">
            <text:p>-0,17471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.866" calcext:value-type="float">
            <text:p>37,866</text:p>
          </table:table-cell>
          <table:table-cell office:value-type="float" office:value="-0.1632384" calcext:value-type="float">
            <text:p>-0,16323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.167" calcext:value-type="float">
            <text:p>38,167</text:p>
          </table:table-cell>
          <table:table-cell office:value-type="float" office:value="-0.1659852" calcext:value-type="float">
            <text:p>-0,16598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.469" calcext:value-type="float">
            <text:p>38,469</text:p>
          </table:table-cell>
          <table:table-cell office:value-type="float" office:value="-0.1645137" calcext:value-type="float">
            <text:p>-0,1645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.771" calcext:value-type="float">
            <text:p>38,771</text:p>
          </table:table-cell>
          <table:table-cell office:value-type="float" office:value="-0.1656909" calcext:value-type="float">
            <text:p>-0,16569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.072" calcext:value-type="float">
            <text:p>39,072</text:p>
          </table:table-cell>
          <table:table-cell office:value-type="float" office:value="-0.1659852" calcext:value-type="float">
            <text:p>-0,16598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9.374" calcext:value-type="float">
            <text:p>39,374</text:p>
          </table:table-cell>
          <table:table-cell office:value-type="float" office:value="-0.1643175" calcext:value-type="float">
            <text:p>-0,16431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9.676" calcext:value-type="float">
            <text:p>39,676</text:p>
          </table:table-cell>
          <table:table-cell office:value-type="float" office:value="-0.165789" calcext:value-type="float">
            <text:p>-0,1657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9.977" calcext:value-type="float">
            <text:p>39,977</text:p>
          </table:table-cell>
          <table:table-cell office:value-type="float" office:value="-0.1645137" calcext:value-type="float">
            <text:p>-0,16451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0.279" calcext:value-type="float">
            <text:p>40,279</text:p>
          </table:table-cell>
          <table:table-cell office:value-type="float" office:value="-0.1645137" calcext:value-type="float">
            <text:p>-0,16451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.581" calcext:value-type="float">
            <text:p>40,581</text:p>
          </table:table-cell>
          <table:table-cell office:value-type="float" office:value="-0.1624536" calcext:value-type="float">
            <text:p>-0,16245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.882" calcext:value-type="float">
            <text:p>40,882</text:p>
          </table:table-cell>
          <table:table-cell office:value-type="float" office:value="-0.1601973" calcext:value-type="float">
            <text:p>-0,160197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.184" calcext:value-type="float">
            <text:p>41,184</text:p>
          </table:table-cell>
          <table:table-cell office:value-type="float" office:value="-0.1600992" calcext:value-type="float">
            <text:p>-0,16009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.486" calcext:value-type="float">
            <text:p>41,486</text:p>
          </table:table-cell>
          <table:table-cell office:value-type="float" office:value="-0.1613745" calcext:value-type="float">
            <text:p>-0,16137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1.787" calcext:value-type="float">
            <text:p>41,787</text:p>
          </table:table-cell>
          <table:table-cell office:value-type="float" office:value="-0.162846" calcext:value-type="float">
            <text:p>-0,1628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2.089" calcext:value-type="float">
            <text:p>42,089</text:p>
          </table:table-cell>
          <table:table-cell office:value-type="float" office:value="-0.1586277" calcext:value-type="float">
            <text:p>-0,15862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.391" calcext:value-type="float">
            <text:p>42,391</text:p>
          </table:table-cell>
          <table:table-cell office:value-type="float" office:value="-0.160884" calcext:value-type="float">
            <text:p>-0,1608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.692" calcext:value-type="float">
            <text:p>42,692</text:p>
          </table:table-cell>
          <table:table-cell office:value-type="float" office:value="-0.1587258" calcext:value-type="float">
            <text:p>-0,15872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.994" calcext:value-type="float">
            <text:p>42,994</text:p>
          </table:table-cell>
          <table:table-cell office:value-type="float" office:value="-0.1654947" calcext:value-type="float">
            <text:p>-0,16549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.295" calcext:value-type="float">
            <text:p>43,295</text:p>
          </table:table-cell>
          <table:table-cell office:value-type="float" office:value="-0.1636308" calcext:value-type="float">
            <text:p>-0,16363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.597" calcext:value-type="float">
            <text:p>43,597</text:p>
          </table:table-cell>
          <table:table-cell office:value-type="float" office:value="-0.161865" calcext:value-type="float">
            <text:p>-0,1618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3.899" calcext:value-type="float">
            <text:p>43,899</text:p>
          </table:table-cell>
          <table:table-cell office:value-type="float" office:value="-0.1592163" calcext:value-type="float">
            <text:p>-0,15921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4.2" calcext:value-type="float">
            <text:p>44,2</text:p>
          </table:table-cell>
          <table:table-cell office:value-type="float" office:value="-0.1594125" calcext:value-type="float">
            <text:p>-0,15941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4.502" calcext:value-type="float">
            <text:p>44,502</text:p>
          </table:table-cell>
          <table:table-cell office:value-type="float" office:value="-0.1624536" calcext:value-type="float">
            <text:p>-0,16245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4.803" calcext:value-type="float">
            <text:p>44,803</text:p>
          </table:table-cell>
          <table:table-cell office:value-type="float" office:value="-0.1632384" calcext:value-type="float">
            <text:p>-0,16323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.105" calcext:value-type="float">
            <text:p>45,105</text:p>
          </table:table-cell>
          <table:table-cell office:value-type="float" office:value="-0.1610802" calcext:value-type="float">
            <text:p>-0,161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.406" calcext:value-type="float">
            <text:p>45,406</text:p>
          </table:table-cell>
          <table:table-cell office:value-type="float" office:value="-0.1620612" calcext:value-type="float">
            <text:p>-0,16206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5.708" calcext:value-type="float">
            <text:p>45,708</text:p>
          </table:table-cell>
          <table:table-cell office:value-type="float" office:value="-0.1626498" calcext:value-type="float">
            <text:p>-0,16264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6.01" calcext:value-type="float">
            <text:p>46,01</text:p>
          </table:table-cell>
          <table:table-cell office:value-type="float" office:value="-0.1635327" calcext:value-type="float">
            <text:p>-0,16353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6.311" calcext:value-type="float">
            <text:p>46,311</text:p>
          </table:table-cell>
          <table:table-cell office:value-type="float" office:value="-0.1621593" calcext:value-type="float">
            <text:p>-0,16215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6.613" calcext:value-type="float">
            <text:p>46,613</text:p>
          </table:table-cell>
          <table:table-cell office:value-type="float" office:value="-0.1639251" calcext:value-type="float">
            <text:p>-0,16392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6.914" calcext:value-type="float">
            <text:p>46,914</text:p>
          </table:table-cell>
          <table:table-cell office:value-type="float" office:value="-0.1606878" calcext:value-type="float">
            <text:p>-0,16068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.216" calcext:value-type="float">
            <text:p>47,216</text:p>
          </table:table-cell>
          <table:table-cell office:value-type="float" office:value="-0.1619631" calcext:value-type="float">
            <text:p>-0,16196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7.517" calcext:value-type="float">
            <text:p>47,517</text:p>
          </table:table-cell>
          <table:table-cell office:value-type="float" office:value="-0.1662795" calcext:value-type="float">
            <text:p>-0,16627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.819" calcext:value-type="float">
            <text:p>47,819</text:p>
          </table:table-cell>
          <table:table-cell office:value-type="float" office:value="-0.1625517" calcext:value-type="float">
            <text:p>-0,16255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.121" calcext:value-type="float">
            <text:p>48,121</text:p>
          </table:table-cell>
          <table:table-cell office:value-type="float" office:value="-0.1609821" calcext:value-type="float">
            <text:p>-0,16098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.422" calcext:value-type="float">
            <text:p>48,422</text:p>
          </table:table-cell>
          <table:table-cell office:value-type="float" office:value="-0.162846" calcext:value-type="float">
            <text:p>-0,162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21:43:00.372858618</dc:date>
    <meta:editing-duration>PT2M50S</meta:editing-duration>
    <meta:editing-cycles>1</meta:editing-cycles>
    <meta:document-statistic meta:table-count="1" meta:cell-count="48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471cm" svg:height="14.079cm" xlink:href=".." xlink:type="simple" chart:class="chart:line" chart:style-name="ch1">
        <chart:legend chart:legend-position="end" svg:x="27.174cm" svg:y="6.74cm" style:legend-expansion="high" chart:style-name="ch2"/>
        <chart:plot-area chart:style-name="ch3" table:cell-range-address="output.B1:output.C162" chart:data-source-has-labels="both" svg:x="0.589cm" svg:y="0.281cm" svg:width="25.996cm" svg:height="13.517cm">
          <chartooo:coordinate-region svg:x="1.793cm" svg:y="0.48cm" svg:width="24.651cm" svg:height="13.119cm"/>
          <chart:axis chart:dimension="x" chart:name="primary-x" chart:style-name="ch4" chartooo:axis-type="auto">
            <chartooo:date-scale/>
            <chart:categories table:cell-range-address="output.B2:output.B1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C2:output.C162" chart:label-cell-address="output.C1:output.C1" chart:class="chart:line"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erza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float" office:value="0.168">
                <text:p>0.168</text:p>
                <draw:g>
                  <svg:desc>output.B2:output.B162</svg:desc>
                </draw:g>
              </table:table-cell>
              <table:table-cell office:value-type="float" office:value="-0.1661814">
                <text:p>-0.1661814</text:p>
                <draw:g>
                  <svg:desc>output.C2:output.C162</svg:desc>
                </draw:g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-0.1869786">
                <text:p>-0.1869786</text:p>
              </table:table-cell>
            </table:table-row>
            <table:table-row>
              <table:table-cell office:value-type="float" office:value="0.771">
                <text:p>0.771</text:p>
              </table:table-cell>
              <table:table-cell office:value-type="float" office:value="-0.1774629">
                <text:p>-0.1774629</text:p>
              </table:table-cell>
            </table:table-row>
            <table:table-row>
              <table:table-cell office:value-type="float" office:value="1.073">
                <text:p>1.073</text:p>
              </table:table-cell>
              <table:table-cell office:value-type="float" office:value="-0.1675548">
                <text:p>-0.1675548</text:p>
              </table:table-cell>
            </table:table-row>
            <table:table-row>
              <table:table-cell office:value-type="float" office:value="1.375">
                <text:p>1.375</text:p>
              </table:table-cell>
              <table:table-cell office:value-type="float" office:value="-0.1690263">
                <text:p>-0.1690263</text:p>
              </table:table-cell>
            </table:table-row>
            <table:table-row>
              <table:table-cell office:value-type="float" office:value="1.676">
                <text:p>1.676</text:p>
              </table:table-cell>
              <table:table-cell office:value-type="float" office:value="-0.1655928">
                <text:p>-0.1655928</text:p>
              </table:table-cell>
            </table:table-row>
            <table:table-row>
              <table:table-cell office:value-type="float" office:value="1.978">
                <text:p>1.978</text:p>
              </table:table-cell>
              <table:table-cell office:value-type="float" office:value="-0.1673586">
                <text:p>-0.1673586</text:p>
              </table:table-cell>
            </table:table-row>
            <table:table-row>
              <table:table-cell office:value-type="float" office:value="2.279">
                <text:p>2.279</text:p>
              </table:table-cell>
              <table:table-cell office:value-type="float" office:value="-0.1680453">
                <text:p>-0.1680453</text:p>
              </table:table-cell>
            </table:table-row>
            <table:table-row>
              <table:table-cell office:value-type="float" office:value="2.581">
                <text:p>2.581</text:p>
              </table:table-cell>
              <table:table-cell office:value-type="float" office:value="-0.1696149">
                <text:p>-0.1696149</text:p>
              </table:table-cell>
            </table:table-row>
            <table:table-row>
              <table:table-cell office:value-type="float" office:value="2.883">
                <text:p>2.883</text:p>
              </table:table-cell>
              <table:table-cell office:value-type="float" office:value="-0.1663776">
                <text:p>-0.1663776</text:p>
              </table:table-cell>
            </table:table-row>
            <table:table-row>
              <table:table-cell office:value-type="float" office:value="3.184">
                <text:p>3.184</text:p>
              </table:table-cell>
              <table:table-cell office:value-type="float" office:value="-0.1654947">
                <text:p>-0.1654947</text:p>
              </table:table-cell>
            </table:table-row>
            <table:table-row>
              <table:table-cell office:value-type="float" office:value="3.486">
                <text:p>3.486</text:p>
              </table:table-cell>
              <table:table-cell office:value-type="float" office:value="-0.1675548">
                <text:p>-0.1675548</text:p>
              </table:table-cell>
            </table:table-row>
            <table:table-row>
              <table:table-cell office:value-type="float" office:value="3.787">
                <text:p>3.787</text:p>
              </table:table-cell>
              <table:table-cell office:value-type="float" office:value="-0.1642194">
                <text:p>-0.1642194</text:p>
              </table:table-cell>
            </table:table-row>
            <table:table-row>
              <table:table-cell office:value-type="float" office:value="4.089">
                <text:p>4.089</text:p>
              </table:table-cell>
              <table:table-cell office:value-type="float" office:value="-0.1654947">
                <text:p>-0.1654947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-0.1675548">
                <text:p>-0.1675548</text:p>
              </table:table-cell>
            </table:table-row>
            <table:table-row>
              <table:table-cell office:value-type="float" office:value="4.692">
                <text:p>4.692</text:p>
              </table:table-cell>
              <table:table-cell office:value-type="float" office:value="-0.1624536">
                <text:p>-0.1624536</text:p>
              </table:table-cell>
            </table:table-row>
            <table:table-row>
              <table:table-cell office:value-type="float" office:value="4.993">
                <text:p>4.993</text:p>
              </table:table-cell>
              <table:table-cell office:value-type="float" office:value="-0.1642194">
                <text:p>-0.1642194</text:p>
              </table:table-cell>
            </table:table-row>
            <table:table-row>
              <table:table-cell office:value-type="float" office:value="5.295">
                <text:p>5.295</text:p>
              </table:table-cell>
              <table:table-cell office:value-type="float" office:value="-0.1652004">
                <text:p>-0.1652004</text:p>
              </table:table-cell>
            </table:table-row>
            <table:table-row>
              <table:table-cell office:value-type="float" office:value="5.596">
                <text:p>5.596</text:p>
              </table:table-cell>
              <table:table-cell office:value-type="float" office:value="-0.1689282">
                <text:p>-0.1689282</text:p>
              </table:table-cell>
            </table:table-row>
            <table:table-row>
              <table:table-cell office:value-type="float" office:value="5.898">
                <text:p>5.898</text:p>
              </table:table-cell>
              <table:table-cell office:value-type="float" office:value="-0.1654947">
                <text:p>-0.1654947</text:p>
              </table:table-cell>
            </table:table-row>
            <table:table-row>
              <table:table-cell office:value-type="float" office:value="6.199">
                <text:p>6.199</text:p>
              </table:table-cell>
              <table:table-cell office:value-type="float" office:value="-0.1656909">
                <text:p>-0.1656909</text:p>
              </table:table-cell>
            </table:table-row>
            <table:table-row>
              <table:table-cell office:value-type="float" office:value="6.501">
                <text:p>6.501</text:p>
              </table:table-cell>
              <table:table-cell office:value-type="float" office:value="-0.1641213">
                <text:p>-0.1641213</text:p>
              </table:table-cell>
            </table:table-row>
            <table:table-row>
              <table:table-cell office:value-type="float" office:value="6.802">
                <text:p>6.802</text:p>
              </table:table-cell>
              <table:table-cell office:value-type="float" office:value="-0.1672605">
                <text:p>-0.1672605</text:p>
              </table:table-cell>
            </table:table-row>
            <table:table-row>
              <table:table-cell office:value-type="float" office:value="7.104">
                <text:p>7.104</text:p>
              </table:table-cell>
              <table:table-cell office:value-type="float" office:value="-0.1629441">
                <text:p>-0.1629441</text:p>
              </table:table-cell>
            </table:table-row>
            <table:table-row>
              <table:table-cell office:value-type="float" office:value="7.406">
                <text:p>7.406</text:p>
              </table:table-cell>
              <table:table-cell office:value-type="float" office:value="-0.1655928">
                <text:p>-0.1655928</text:p>
              </table:table-cell>
            </table:table-row>
            <table:table-row>
              <table:table-cell office:value-type="float" office:value="7.707">
                <text:p>7.707</text:p>
              </table:table-cell>
              <table:table-cell office:value-type="float" office:value="-0.1665738">
                <text:p>-0.1665738</text:p>
              </table:table-cell>
            </table:table-row>
            <table:table-row>
              <table:table-cell office:value-type="float" office:value="8.009">
                <text:p>8.009</text:p>
              </table:table-cell>
              <table:table-cell office:value-type="float" office:value="-0.1644156">
                <text:p>-0.1644156</text:p>
              </table:table-cell>
            </table:table-row>
            <table:table-row>
              <table:table-cell office:value-type="float" office:value="8.31">
                <text:p>8.31</text:p>
              </table:table-cell>
              <table:table-cell office:value-type="float" office:value="-0.1639251">
                <text:p>-0.1639251</text:p>
              </table:table-cell>
            </table:table-row>
            <table:table-row>
              <table:table-cell office:value-type="float" office:value="8.612">
                <text:p>8.612</text:p>
              </table:table-cell>
              <table:table-cell office:value-type="float" office:value="-0.1614726">
                <text:p>-0.1614726</text:p>
              </table:table-cell>
            </table:table-row>
            <table:table-row>
              <table:table-cell office:value-type="float" office:value="8.914">
                <text:p>8.914</text:p>
              </table:table-cell>
              <table:table-cell office:value-type="float" office:value="-0.1626498">
                <text:p>-0.1626498</text:p>
              </table:table-cell>
            </table:table-row>
            <table:table-row>
              <table:table-cell office:value-type="float" office:value="9.216">
                <text:p>9.216</text:p>
              </table:table-cell>
              <table:table-cell office:value-type="float" office:value="-0.165789">
                <text:p>-0.165789</text:p>
              </table:table-cell>
            </table:table-row>
            <table:table-row>
              <table:table-cell office:value-type="float" office:value="9.517">
                <text:p>9.517</text:p>
              </table:table-cell>
              <table:table-cell office:value-type="float" office:value="-0.1668681">
                <text:p>-0.1668681</text:p>
              </table:table-cell>
            </table:table-row>
            <table:table-row>
              <table:table-cell office:value-type="float" office:value="9.818">
                <text:p>9.818</text:p>
              </table:table-cell>
              <table:table-cell office:value-type="float" office:value="-0.1631403">
                <text:p>-0.1631403</text:p>
              </table:table-cell>
            </table:table-row>
            <table:table-row>
              <table:table-cell office:value-type="float" office:value="10.12">
                <text:p>10.12</text:p>
              </table:table-cell>
              <table:table-cell office:value-type="float" office:value="-0.1641213">
                <text:p>-0.1641213</text:p>
              </table:table-cell>
            </table:table-row>
            <table:table-row>
              <table:table-cell office:value-type="float" office:value="10.422">
                <text:p>10.422</text:p>
              </table:table-cell>
              <table:table-cell office:value-type="float" office:value="-0.1661814">
                <text:p>-0.1661814</text:p>
              </table:table-cell>
            </table:table-row>
            <table:table-row>
              <table:table-cell office:value-type="float" office:value="10.723">
                <text:p>10.723</text:p>
              </table:table-cell>
              <table:table-cell office:value-type="float" office:value="-0.1654947">
                <text:p>-0.1654947</text:p>
              </table:table-cell>
            </table:table-row>
            <table:table-row>
              <table:table-cell office:value-type="float" office:value="11.024">
                <text:p>11.024</text:p>
              </table:table-cell>
              <table:table-cell office:value-type="float" office:value="-0.1669662">
                <text:p>-0.1669662</text:p>
              </table:table-cell>
            </table:table-row>
            <table:table-row>
              <table:table-cell office:value-type="float" office:value="11.326">
                <text:p>11.326</text:p>
              </table:table-cell>
              <table:table-cell office:value-type="float" office:value="-0.1659852">
                <text:p>-0.1659852</text:p>
              </table:table-cell>
            </table:table-row>
            <table:table-row>
              <table:table-cell office:value-type="float" office:value="11.628">
                <text:p>11.628</text:p>
              </table:table-cell>
              <table:table-cell office:value-type="float" office:value="-0.1672605">
                <text:p>-0.1672605</text:p>
              </table:table-cell>
            </table:table-row>
            <table:table-row>
              <table:table-cell office:value-type="float" office:value="11.929">
                <text:p>11.929</text:p>
              </table:table-cell>
              <table:table-cell office:value-type="float" office:value="-0.16677">
                <text:p>-0.16677</text:p>
              </table:table-cell>
            </table:table-row>
            <table:table-row>
              <table:table-cell office:value-type="float" office:value="12.231">
                <text:p>12.231</text:p>
              </table:table-cell>
              <table:table-cell office:value-type="float" office:value="-0.16677">
                <text:p>-0.16677</text:p>
              </table:table-cell>
            </table:table-row>
            <table:table-row>
              <table:table-cell office:value-type="float" office:value="12.532">
                <text:p>12.532</text:p>
              </table:table-cell>
              <table:table-cell office:value-type="float" office:value="-0.1662795">
                <text:p>-0.1662795</text:p>
              </table:table-cell>
            </table:table-row>
            <table:table-row>
              <table:table-cell office:value-type="float" office:value="12.835">
                <text:p>12.835</text:p>
              </table:table-cell>
              <table:table-cell office:value-type="float" office:value="-0.1647099">
                <text:p>-0.1647099</text:p>
              </table:table-cell>
            </table:table-row>
            <table:table-row>
              <table:table-cell office:value-type="float" office:value="13.136">
                <text:p>13.136</text:p>
              </table:table-cell>
              <table:table-cell office:value-type="float" office:value="-0.1670643">
                <text:p>-0.1670643</text:p>
              </table:table-cell>
            </table:table-row>
            <table:table-row>
              <table:table-cell office:value-type="float" office:value="13.437">
                <text:p>13.437</text:p>
              </table:table-cell>
              <table:table-cell office:value-type="float" office:value="-0.1661814">
                <text:p>-0.1661814</text:p>
              </table:table-cell>
            </table:table-row>
            <table:table-row>
              <table:table-cell office:value-type="float" office:value="13.739">
                <text:p>13.739</text:p>
              </table:table-cell>
              <table:table-cell office:value-type="float" office:value="-0.1640232">
                <text:p>-0.1640232</text:p>
              </table:table-cell>
            </table:table-row>
            <table:table-row>
              <table:table-cell office:value-type="float" office:value="14.04">
                <text:p>14.04</text:p>
              </table:table-cell>
              <table:table-cell office:value-type="float" office:value="-0.1686339">
                <text:p>-0.1686339</text:p>
              </table:table-cell>
            </table:table-row>
            <table:table-row>
              <table:table-cell office:value-type="float" office:value="14.342">
                <text:p>14.342</text:p>
              </table:table-cell>
              <table:table-cell office:value-type="float" office:value="-0.1675548">
                <text:p>-0.1675548</text:p>
              </table:table-cell>
            </table:table-row>
            <table:table-row>
              <table:table-cell office:value-type="float" office:value="14.644">
                <text:p>14.644</text:p>
              </table:table-cell>
              <table:table-cell office:value-type="float" office:value="-0.1653966">
                <text:p>-0.1653966</text:p>
              </table:table-cell>
            </table:table-row>
            <table:table-row>
              <table:table-cell office:value-type="float" office:value="14.945">
                <text:p>14.945</text:p>
              </table:table-cell>
              <table:table-cell office:value-type="float" office:value="-0.1659852">
                <text:p>-0.1659852</text:p>
              </table:table-cell>
            </table:table-row>
            <table:table-row>
              <table:table-cell office:value-type="float" office:value="15.247">
                <text:p>15.247</text:p>
              </table:table-cell>
              <table:table-cell office:value-type="float" office:value="-0.167751">
                <text:p>-0.167751</text:p>
              </table:table-cell>
            </table:table-row>
            <table:table-row>
              <table:table-cell office:value-type="float" office:value="15.548">
                <text:p>15.548</text:p>
              </table:table-cell>
              <table:table-cell office:value-type="float" office:value="-0.1634346">
                <text:p>-0.1634346</text:p>
              </table:table-cell>
            </table:table-row>
            <table:table-row>
              <table:table-cell office:value-type="float" office:value="15.85">
                <text:p>15.85</text:p>
              </table:table-cell>
              <table:table-cell office:value-type="float" office:value="-0.1641213">
                <text:p>-0.1641213</text:p>
              </table:table-cell>
            </table:table-row>
            <table:table-row>
              <table:table-cell office:value-type="float" office:value="16.151">
                <text:p>16.151</text:p>
              </table:table-cell>
              <table:table-cell office:value-type="float" office:value="-0.1636308">
                <text:p>-0.1636308</text:p>
              </table:table-cell>
            </table:table-row>
            <table:table-row>
              <table:table-cell office:value-type="float" office:value="16.453">
                <text:p>16.453</text:p>
              </table:table-cell>
              <table:table-cell office:value-type="float" office:value="-0.167751">
                <text:p>-0.167751</text:p>
              </table:table-cell>
            </table:table-row>
            <table:table-row>
              <table:table-cell office:value-type="float" office:value="16.755">
                <text:p>16.755</text:p>
              </table:table-cell>
              <table:table-cell office:value-type="float" office:value="-0.1691244">
                <text:p>-0.1691244</text:p>
              </table:table-cell>
            </table:table-row>
            <table:table-row>
              <table:table-cell office:value-type="float" office:value="17.056">
                <text:p>17.056</text:p>
              </table:table-cell>
              <table:table-cell office:value-type="float" office:value="-0.1629441">
                <text:p>-0.1629441</text:p>
              </table:table-cell>
            </table:table-row>
            <table:table-row>
              <table:table-cell office:value-type="float" office:value="17.358">
                <text:p>17.358</text:p>
              </table:table-cell>
              <table:table-cell office:value-type="float" office:value="-0.1630422">
                <text:p>-0.1630422</text:p>
              </table:table-cell>
            </table:table-row>
            <table:table-row>
              <table:table-cell office:value-type="float" office:value="17.659">
                <text:p>17.659</text:p>
              </table:table-cell>
              <table:table-cell office:value-type="float" office:value="-0.1656909">
                <text:p>-0.1656909</text:p>
              </table:table-cell>
            </table:table-row>
            <table:table-row>
              <table:table-cell office:value-type="float" office:value="17.961">
                <text:p>17.961</text:p>
              </table:table-cell>
              <table:table-cell office:value-type="float" office:value="-0.1626498">
                <text:p>-0.1626498</text:p>
              </table:table-cell>
            </table:table-row>
            <table:table-row>
              <table:table-cell office:value-type="float" office:value="18.263">
                <text:p>18.263</text:p>
              </table:table-cell>
              <table:table-cell office:value-type="float" office:value="-0.1629441">
                <text:p>-0.1629441</text:p>
              </table:table-cell>
            </table:table-row>
            <table:table-row>
              <table:table-cell office:value-type="float" office:value="18.564">
                <text:p>18.564</text:p>
              </table:table-cell>
              <table:table-cell office:value-type="float" office:value="-0.1605897">
                <text:p>-0.1605897</text:p>
              </table:table-cell>
            </table:table-row>
            <table:table-row>
              <table:table-cell office:value-type="float" office:value="18.866">
                <text:p>18.866</text:p>
              </table:table-cell>
              <table:table-cell office:value-type="float" office:value="-0.1602954">
                <text:p>-0.1602954</text:p>
              </table:table-cell>
            </table:table-row>
            <table:table-row>
              <table:table-cell office:value-type="float" office:value="19.167">
                <text:p>19.167</text:p>
              </table:table-cell>
              <table:table-cell office:value-type="float" office:value="-0.1605897">
                <text:p>-0.1605897</text:p>
              </table:table-cell>
            </table:table-row>
            <table:table-row>
              <table:table-cell office:value-type="float" office:value="19.469">
                <text:p>19.469</text:p>
              </table:table-cell>
              <table:table-cell office:value-type="float" office:value="-0.1614726">
                <text:p>-0.1614726</text:p>
              </table:table-cell>
            </table:table-row>
            <table:table-row>
              <table:table-cell office:value-type="float" office:value="19.771">
                <text:p>19.771</text:p>
              </table:table-cell>
              <table:table-cell office:value-type="float" office:value="-0.162846">
                <text:p>-0.162846</text:p>
              </table:table-cell>
            </table:table-row>
            <table:table-row>
              <table:table-cell office:value-type="float" office:value="20.072">
                <text:p>20.072</text:p>
              </table:table-cell>
              <table:table-cell office:value-type="float" office:value="-0.1632384">
                <text:p>-0.1632384</text:p>
              </table:table-cell>
            </table:table-row>
            <table:table-row>
              <table:table-cell office:value-type="float" office:value="20.374">
                <text:p>20.374</text:p>
              </table:table-cell>
              <table:table-cell office:value-type="float" office:value="-0.1633365">
                <text:p>-0.1633365</text:p>
              </table:table-cell>
            </table:table-row>
            <table:table-row>
              <table:table-cell office:value-type="float" office:value="20.675">
                <text:p>20.675</text:p>
              </table:table-cell>
              <table:table-cell office:value-type="float" office:value="-0.1611783">
                <text:p>-0.1611783</text:p>
              </table:table-cell>
            </table:table-row>
            <table:table-row>
              <table:table-cell office:value-type="float" office:value="20.977">
                <text:p>20.977</text:p>
              </table:table-cell>
              <table:table-cell office:value-type="float" office:value="-0.1623555">
                <text:p>-0.1623555</text:p>
              </table:table-cell>
            </table:table-row>
            <table:table-row>
              <table:table-cell office:value-type="float" office:value="21.278">
                <text:p>21.278</text:p>
              </table:table-cell>
              <table:table-cell office:value-type="float" office:value="-0.1626498">
                <text:p>-0.1626498</text:p>
              </table:table-cell>
            </table:table-row>
            <table:table-row>
              <table:table-cell office:value-type="float" office:value="21.58">
                <text:p>21.58</text:p>
              </table:table-cell>
              <table:table-cell office:value-type="float" office:value="-0.1640232">
                <text:p>-0.1640232</text:p>
              </table:table-cell>
            </table:table-row>
            <table:table-row>
              <table:table-cell office:value-type="float" office:value="21.881">
                <text:p>21.881</text:p>
              </table:table-cell>
              <table:table-cell office:value-type="float" office:value="-0.1641213">
                <text:p>-0.1641213</text:p>
              </table:table-cell>
            </table:table-row>
            <table:table-row>
              <table:table-cell office:value-type="float" office:value="22.183">
                <text:p>22.183</text:p>
              </table:table-cell>
              <table:table-cell office:value-type="float" office:value="-0.1647099">
                <text:p>-0.1647099</text:p>
              </table:table-cell>
            </table:table-row>
            <table:table-row>
              <table:table-cell office:value-type="float" office:value="22.484">
                <text:p>22.484</text:p>
              </table:table-cell>
              <table:table-cell office:value-type="float" office:value="-0.1621593">
                <text:p>-0.1621593</text:p>
              </table:table-cell>
            </table:table-row>
            <table:table-row>
              <table:table-cell office:value-type="float" office:value="22.786">
                <text:p>22.786</text:p>
              </table:table-cell>
              <table:table-cell office:value-type="float" office:value="-0.1663776">
                <text:p>-0.1663776</text:p>
              </table:table-cell>
            </table:table-row>
            <table:table-row>
              <table:table-cell office:value-type="float" office:value="23.088">
                <text:p>23.088</text:p>
              </table:table-cell>
              <table:table-cell office:value-type="float" office:value="-0.1689282">
                <text:p>-0.1689282</text:p>
              </table:table-cell>
            </table:table-row>
            <table:table-row>
              <table:table-cell office:value-type="float" office:value="23.389">
                <text:p>23.389</text:p>
              </table:table-cell>
              <table:table-cell office:value-type="float" office:value="-0.1670643">
                <text:p>-0.1670643</text:p>
              </table:table-cell>
            </table:table-row>
            <table:table-row>
              <table:table-cell office:value-type="float" office:value="23.691">
                <text:p>23.691</text:p>
              </table:table-cell>
              <table:table-cell office:value-type="float" office:value="-0.1672605">
                <text:p>-0.1672605</text:p>
              </table:table-cell>
            </table:table-row>
            <table:table-row>
              <table:table-cell office:value-type="float" office:value="23.992">
                <text:p>23.992</text:p>
              </table:table-cell>
              <table:table-cell office:value-type="float" office:value="-0.1651023">
                <text:p>-0.1651023</text:p>
              </table:table-cell>
            </table:table-row>
            <table:table-row>
              <table:table-cell office:value-type="float" office:value="24.294">
                <text:p>24.294</text:p>
              </table:table-cell>
              <table:table-cell office:value-type="float" office:value="-0.1675548">
                <text:p>-0.1675548</text:p>
              </table:table-cell>
            </table:table-row>
            <table:table-row>
              <table:table-cell office:value-type="float" office:value="24.596">
                <text:p>24.596</text:p>
              </table:table-cell>
              <table:table-cell office:value-type="float" office:value="-0.1715769">
                <text:p>-0.1715769</text:p>
              </table:table-cell>
            </table:table-row>
            <table:table-row>
              <table:table-cell office:value-type="float" office:value="24.897">
                <text:p>24.897</text:p>
              </table:table-cell>
              <table:table-cell office:value-type="float" office:value="-0.1655928">
                <text:p>-0.1655928</text:p>
              </table:table-cell>
            </table:table-row>
            <table:table-row>
              <table:table-cell office:value-type="float" office:value="25.199">
                <text:p>25.199</text:p>
              </table:table-cell>
              <table:table-cell office:value-type="float" office:value="-0.1672605">
                <text:p>-0.1672605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-0.1695168">
                <text:p>-0.1695168</text:p>
              </table:table-cell>
            </table:table-row>
            <table:table-row>
              <table:table-cell office:value-type="float" office:value="25.802">
                <text:p>25.802</text:p>
              </table:table-cell>
              <table:table-cell office:value-type="float" office:value="-0.1637289">
                <text:p>-0.1637289</text:p>
              </table:table-cell>
            </table:table-row>
            <table:table-row>
              <table:table-cell office:value-type="float" office:value="26.103">
                <text:p>26.103</text:p>
              </table:table-cell>
              <table:table-cell office:value-type="float" office:value="-0.1654947">
                <text:p>-0.1654947</text:p>
              </table:table-cell>
            </table:table-row>
            <table:table-row>
              <table:table-cell office:value-type="float" office:value="26.405">
                <text:p>26.405</text:p>
              </table:table-cell>
              <table:table-cell office:value-type="float" office:value="-0.167751">
                <text:p>-0.167751</text:p>
              </table:table-cell>
            </table:table-row>
            <table:table-row>
              <table:table-cell office:value-type="float" office:value="26.706">
                <text:p>26.706</text:p>
              </table:table-cell>
              <table:table-cell office:value-type="float" office:value="-0.1632384">
                <text:p>-0.1632384</text:p>
              </table:table-cell>
            </table:table-row>
            <table:table-row>
              <table:table-cell office:value-type="float" office:value="27.008">
                <text:p>27.008</text:p>
              </table:table-cell>
              <table:table-cell office:value-type="float" office:value="-0.1656909">
                <text:p>-0.1656909</text:p>
              </table:table-cell>
            </table:table-row>
            <table:table-row>
              <table:table-cell office:value-type="float" office:value="27.309">
                <text:p>27.309</text:p>
              </table:table-cell>
              <table:table-cell office:value-type="float" office:value="-0.1629441">
                <text:p>-0.1629441</text:p>
              </table:table-cell>
            </table:table-row>
            <table:table-row>
              <table:table-cell office:value-type="float" office:value="27.611">
                <text:p>27.611</text:p>
              </table:table-cell>
              <table:table-cell office:value-type="float" office:value="-0.1637289">
                <text:p>-0.1637289</text:p>
              </table:table-cell>
            </table:table-row>
            <table:table-row>
              <table:table-cell office:value-type="float" office:value="27.912">
                <text:p>27.912</text:p>
              </table:table-cell>
              <table:table-cell office:value-type="float" office:value="-0.1659852">
                <text:p>-0.1659852</text:p>
              </table:table-cell>
            </table:table-row>
            <table:table-row>
              <table:table-cell office:value-type="float" office:value="28.214">
                <text:p>28.214</text:p>
              </table:table-cell>
              <table:table-cell office:value-type="float" office:value="-0.1647099">
                <text:p>-0.1647099</text:p>
              </table:table-cell>
            </table:table-row>
            <table:table-row>
              <table:table-cell office:value-type="float" office:value="28.516">
                <text:p>28.516</text:p>
              </table:table-cell>
              <table:table-cell office:value-type="float" office:value="-0.1616688">
                <text:p>-0.1616688</text:p>
              </table:table-cell>
            </table:table-row>
            <table:table-row>
              <table:table-cell office:value-type="float" office:value="28.817">
                <text:p>28.817</text:p>
              </table:table-cell>
              <table:table-cell office:value-type="float" office:value="-0.1649061">
                <text:p>-0.1649061</text:p>
              </table:table-cell>
            </table:table-row>
            <table:table-row>
              <table:table-cell office:value-type="float" office:value="29.119">
                <text:p>29.119</text:p>
              </table:table-cell>
              <table:table-cell office:value-type="float" office:value="-0.1632384">
                <text:p>-0.1632384</text:p>
              </table:table-cell>
            </table:table-row>
            <table:table-row>
              <table:table-cell office:value-type="float" office:value="29.42">
                <text:p>29.42</text:p>
              </table:table-cell>
              <table:table-cell office:value-type="float" office:value="-0.1655928">
                <text:p>-0.1655928</text:p>
              </table:table-cell>
            </table:table-row>
            <table:table-row>
              <table:table-cell office:value-type="float" office:value="29.722">
                <text:p>29.722</text:p>
              </table:table-cell>
              <table:table-cell office:value-type="float" office:value="-0.1651023">
                <text:p>-0.1651023</text:p>
              </table:table-cell>
            </table:table-row>
            <table:table-row>
              <table:table-cell office:value-type="float" office:value="30.024">
                <text:p>30.024</text:p>
              </table:table-cell>
              <table:table-cell office:value-type="float" office:value="-0.1649061">
                <text:p>-0.1649061</text:p>
              </table:table-cell>
            </table:table-row>
            <table:table-row>
              <table:table-cell office:value-type="float" office:value="30.325">
                <text:p>30.325</text:p>
              </table:table-cell>
              <table:table-cell office:value-type="float" office:value="-0.1662795">
                <text:p>-0.1662795</text:p>
              </table:table-cell>
            </table:table-row>
            <table:table-row>
              <table:table-cell office:value-type="float" office:value="30.627">
                <text:p>30.627</text:p>
              </table:table-cell>
              <table:table-cell office:value-type="float" office:value="-0.1653966">
                <text:p>-0.1653966</text:p>
              </table:table-cell>
            </table:table-row>
            <table:table-row>
              <table:table-cell office:value-type="float" office:value="30.928">
                <text:p>30.928</text:p>
              </table:table-cell>
              <table:table-cell office:value-type="float" office:value="-0.1639251">
                <text:p>-0.1639251</text:p>
              </table:table-cell>
            </table:table-row>
            <table:table-row>
              <table:table-cell office:value-type="float" office:value="31.23">
                <text:p>31.23</text:p>
              </table:table-cell>
              <table:table-cell office:value-type="float" office:value="-0.1639251">
                <text:p>-0.1639251</text:p>
              </table:table-cell>
            </table:table-row>
            <table:table-row>
              <table:table-cell office:value-type="float" office:value="31.532">
                <text:p>31.532</text:p>
              </table:table-cell>
              <table:table-cell office:value-type="float" office:value="-0.1643175">
                <text:p>-0.1643175</text:p>
              </table:table-cell>
            </table:table-row>
            <table:table-row>
              <table:table-cell office:value-type="float" office:value="31.833">
                <text:p>31.833</text:p>
              </table:table-cell>
              <table:table-cell office:value-type="float" office:value="-0.1609821">
                <text:p>-0.1609821</text:p>
              </table:table-cell>
            </table:table-row>
            <table:table-row>
              <table:table-cell office:value-type="float" office:value="32.135">
                <text:p>32.135</text:p>
              </table:table-cell>
              <table:table-cell office:value-type="float" office:value="-0.1621593">
                <text:p>-0.1621593</text:p>
              </table:table-cell>
            </table:table-row>
            <table:table-row>
              <table:table-cell office:value-type="float" office:value="32.436">
                <text:p>32.436</text:p>
              </table:table-cell>
              <table:table-cell office:value-type="float" office:value="-0.1611783">
                <text:p>-0.1611783</text:p>
              </table:table-cell>
            </table:table-row>
            <table:table-row>
              <table:table-cell office:value-type="float" office:value="32.738">
                <text:p>32.738</text:p>
              </table:table-cell>
              <table:table-cell office:value-type="float" office:value="-0.1621593">
                <text:p>-0.1621593</text:p>
              </table:table-cell>
            </table:table-row>
            <table:table-row>
              <table:table-cell office:value-type="float" office:value="33.04">
                <text:p>33.04</text:p>
              </table:table-cell>
              <table:table-cell office:value-type="float" office:value="-0.1676529">
                <text:p>-0.1676529</text:p>
              </table:table-cell>
            </table:table-row>
            <table:table-row>
              <table:table-cell office:value-type="float" office:value="33.341">
                <text:p>33.341</text:p>
              </table:table-cell>
              <table:table-cell office:value-type="float" office:value="-0.1639251">
                <text:p>-0.1639251</text:p>
              </table:table-cell>
            </table:table-row>
            <table:table-row>
              <table:table-cell office:value-type="float" office:value="33.643">
                <text:p>33.643</text:p>
              </table:table-cell>
              <table:table-cell office:value-type="float" office:value="-0.1591182">
                <text:p>-0.1591182</text:p>
              </table:table-cell>
            </table:table-row>
            <table:table-row>
              <table:table-cell office:value-type="float" office:value="33.944">
                <text:p>33.944</text:p>
              </table:table-cell>
              <table:table-cell office:value-type="float" office:value="-0.1660833">
                <text:p>-0.1660833</text:p>
              </table:table-cell>
            </table:table-row>
            <table:table-row>
              <table:table-cell office:value-type="float" office:value="34.246">
                <text:p>34.246</text:p>
              </table:table-cell>
              <table:table-cell office:value-type="float" office:value="-0.165789">
                <text:p>-0.165789</text:p>
              </table:table-cell>
            </table:table-row>
            <table:table-row>
              <table:table-cell office:value-type="float" office:value="34.548">
                <text:p>34.548</text:p>
              </table:table-cell>
              <table:table-cell office:value-type="float" office:value="-0.1640232">
                <text:p>-0.1640232</text:p>
              </table:table-cell>
            </table:table-row>
            <table:table-row>
              <table:table-cell office:value-type="float" office:value="34.849">
                <text:p>34.849</text:p>
              </table:table-cell>
              <table:table-cell office:value-type="float" office:value="-0.1639251">
                <text:p>-0.1639251</text:p>
              </table:table-cell>
            </table:table-row>
            <table:table-row>
              <table:table-cell office:value-type="float" office:value="35.151">
                <text:p>35.151</text:p>
              </table:table-cell>
              <table:table-cell office:value-type="float" office:value="-0.1634346">
                <text:p>-0.1634346</text:p>
              </table:table-cell>
            </table:table-row>
            <table:table-row>
              <table:table-cell office:value-type="float" office:value="35.453">
                <text:p>35.453</text:p>
              </table:table-cell>
              <table:table-cell office:value-type="float" office:value="-0.1660833">
                <text:p>-0.1660833</text:p>
              </table:table-cell>
            </table:table-row>
            <table:table-row>
              <table:table-cell office:value-type="float" office:value="35.754">
                <text:p>35.754</text:p>
              </table:table-cell>
              <table:table-cell office:value-type="float" office:value="-0.1633365">
                <text:p>-0.1633365</text:p>
              </table:table-cell>
            </table:table-row>
            <table:table-row>
              <table:table-cell office:value-type="float" office:value="36.056">
                <text:p>36.056</text:p>
              </table:table-cell>
              <table:table-cell office:value-type="float" office:value="-0.1645137">
                <text:p>-0.1645137</text:p>
              </table:table-cell>
            </table:table-row>
            <table:table-row>
              <table:table-cell office:value-type="float" office:value="36.357">
                <text:p>36.357</text:p>
              </table:table-cell>
              <table:table-cell office:value-type="float" office:value="-0.1659852">
                <text:p>-0.1659852</text:p>
              </table:table-cell>
            </table:table-row>
            <table:table-row>
              <table:table-cell office:value-type="float" office:value="36.659">
                <text:p>36.659</text:p>
              </table:table-cell>
              <table:table-cell office:value-type="float" office:value="-0.16677">
                <text:p>-0.16677</text:p>
              </table:table-cell>
            </table:table-row>
            <table:table-row>
              <table:table-cell office:value-type="float" office:value="36.961">
                <text:p>36.961</text:p>
              </table:table-cell>
              <table:table-cell office:value-type="float" office:value="-0.1654947">
                <text:p>-0.1654947</text:p>
              </table:table-cell>
            </table:table-row>
            <table:table-row>
              <table:table-cell office:value-type="float" office:value="37.262">
                <text:p>37.262</text:p>
              </table:table-cell>
              <table:table-cell office:value-type="float" office:value="-0.1653966">
                <text:p>-0.1653966</text:p>
              </table:table-cell>
            </table:table-row>
            <table:table-row>
              <table:table-cell office:value-type="float" office:value="37.565">
                <text:p>37.565</text:p>
              </table:table-cell>
              <table:table-cell office:value-type="float" office:value="-0.1747161">
                <text:p>-0.1747161</text:p>
              </table:table-cell>
            </table:table-row>
            <table:table-row>
              <table:table-cell office:value-type="float" office:value="37.866">
                <text:p>37.866</text:p>
              </table:table-cell>
              <table:table-cell office:value-type="float" office:value="-0.1632384">
                <text:p>-0.1632384</text:p>
              </table:table-cell>
            </table:table-row>
            <table:table-row>
              <table:table-cell office:value-type="float" office:value="38.167">
                <text:p>38.167</text:p>
              </table:table-cell>
              <table:table-cell office:value-type="float" office:value="-0.1659852">
                <text:p>-0.1659852</text:p>
              </table:table-cell>
            </table:table-row>
            <table:table-row>
              <table:table-cell office:value-type="float" office:value="38.469">
                <text:p>38.469</text:p>
              </table:table-cell>
              <table:table-cell office:value-type="float" office:value="-0.1645137">
                <text:p>-0.1645137</text:p>
              </table:table-cell>
            </table:table-row>
            <table:table-row>
              <table:table-cell office:value-type="float" office:value="38.771">
                <text:p>38.771</text:p>
              </table:table-cell>
              <table:table-cell office:value-type="float" office:value="-0.1656909">
                <text:p>-0.1656909</text:p>
              </table:table-cell>
            </table:table-row>
            <table:table-row>
              <table:table-cell office:value-type="float" office:value="39.072">
                <text:p>39.072</text:p>
              </table:table-cell>
              <table:table-cell office:value-type="float" office:value="-0.1659852">
                <text:p>-0.1659852</text:p>
              </table:table-cell>
            </table:table-row>
            <table:table-row>
              <table:table-cell office:value-type="float" office:value="39.374">
                <text:p>39.374</text:p>
              </table:table-cell>
              <table:table-cell office:value-type="float" office:value="-0.1643175">
                <text:p>-0.1643175</text:p>
              </table:table-cell>
            </table:table-row>
            <table:table-row>
              <table:table-cell office:value-type="float" office:value="39.676">
                <text:p>39.676</text:p>
              </table:table-cell>
              <table:table-cell office:value-type="float" office:value="-0.165789">
                <text:p>-0.165789</text:p>
              </table:table-cell>
            </table:table-row>
            <table:table-row>
              <table:table-cell office:value-type="float" office:value="39.977">
                <text:p>39.977</text:p>
              </table:table-cell>
              <table:table-cell office:value-type="float" office:value="-0.1645137">
                <text:p>-0.1645137</text:p>
              </table:table-cell>
            </table:table-row>
            <table:table-row>
              <table:table-cell office:value-type="float" office:value="40.279">
                <text:p>40.279</text:p>
              </table:table-cell>
              <table:table-cell office:value-type="float" office:value="-0.1645137">
                <text:p>-0.1645137</text:p>
              </table:table-cell>
            </table:table-row>
            <table:table-row>
              <table:table-cell office:value-type="float" office:value="40.581">
                <text:p>40.581</text:p>
              </table:table-cell>
              <table:table-cell office:value-type="float" office:value="-0.1624536">
                <text:p>-0.1624536</text:p>
              </table:table-cell>
            </table:table-row>
            <table:table-row>
              <table:table-cell office:value-type="float" office:value="40.882">
                <text:p>40.882</text:p>
              </table:table-cell>
              <table:table-cell office:value-type="float" office:value="-0.1601973">
                <text:p>-0.1601973</text:p>
              </table:table-cell>
            </table:table-row>
            <table:table-row>
              <table:table-cell office:value-type="float" office:value="41.184">
                <text:p>41.184</text:p>
              </table:table-cell>
              <table:table-cell office:value-type="float" office:value="-0.1600992">
                <text:p>-0.1600992</text:p>
              </table:table-cell>
            </table:table-row>
            <table:table-row>
              <table:table-cell office:value-type="float" office:value="41.486">
                <text:p>41.486</text:p>
              </table:table-cell>
              <table:table-cell office:value-type="float" office:value="-0.1613745">
                <text:p>-0.1613745</text:p>
              </table:table-cell>
            </table:table-row>
            <table:table-row>
              <table:table-cell office:value-type="float" office:value="41.787">
                <text:p>41.787</text:p>
              </table:table-cell>
              <table:table-cell office:value-type="float" office:value="-0.162846">
                <text:p>-0.162846</text:p>
              </table:table-cell>
            </table:table-row>
            <table:table-row>
              <table:table-cell office:value-type="float" office:value="42.089">
                <text:p>42.089</text:p>
              </table:table-cell>
              <table:table-cell office:value-type="float" office:value="-0.1586277">
                <text:p>-0.1586277</text:p>
              </table:table-cell>
            </table:table-row>
            <table:table-row>
              <table:table-cell office:value-type="float" office:value="42.391">
                <text:p>42.391</text:p>
              </table:table-cell>
              <table:table-cell office:value-type="float" office:value="-0.160884">
                <text:p>-0.160884</text:p>
              </table:table-cell>
            </table:table-row>
            <table:table-row>
              <table:table-cell office:value-type="float" office:value="42.692">
                <text:p>42.692</text:p>
              </table:table-cell>
              <table:table-cell office:value-type="float" office:value="-0.1587258">
                <text:p>-0.1587258</text:p>
              </table:table-cell>
            </table:table-row>
            <table:table-row>
              <table:table-cell office:value-type="float" office:value="42.994">
                <text:p>42.994</text:p>
              </table:table-cell>
              <table:table-cell office:value-type="float" office:value="-0.1654947">
                <text:p>-0.1654947</text:p>
              </table:table-cell>
            </table:table-row>
            <table:table-row>
              <table:table-cell office:value-type="float" office:value="43.295">
                <text:p>43.295</text:p>
              </table:table-cell>
              <table:table-cell office:value-type="float" office:value="-0.1636308">
                <text:p>-0.1636308</text:p>
              </table:table-cell>
            </table:table-row>
            <table:table-row>
              <table:table-cell office:value-type="float" office:value="43.597">
                <text:p>43.597</text:p>
              </table:table-cell>
              <table:table-cell office:value-type="float" office:value="-0.161865">
                <text:p>-0.161865</text:p>
              </table:table-cell>
            </table:table-row>
            <table:table-row>
              <table:table-cell office:value-type="float" office:value="43.899">
                <text:p>43.899</text:p>
              </table:table-cell>
              <table:table-cell office:value-type="float" office:value="-0.1592163">
                <text:p>-0.1592163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-0.1594125">
                <text:p>-0.1594125</text:p>
              </table:table-cell>
            </table:table-row>
            <table:table-row>
              <table:table-cell office:value-type="float" office:value="44.502">
                <text:p>44.502</text:p>
              </table:table-cell>
              <table:table-cell office:value-type="float" office:value="-0.1624536">
                <text:p>-0.1624536</text:p>
              </table:table-cell>
            </table:table-row>
            <table:table-row>
              <table:table-cell office:value-type="float" office:value="44.803">
                <text:p>44.803</text:p>
              </table:table-cell>
              <table:table-cell office:value-type="float" office:value="-0.1632384">
                <text:p>-0.1632384</text:p>
              </table:table-cell>
            </table:table-row>
            <table:table-row>
              <table:table-cell office:value-type="float" office:value="45.105">
                <text:p>45.105</text:p>
              </table:table-cell>
              <table:table-cell office:value-type="float" office:value="-0.1610802">
                <text:p>-0.1610802</text:p>
              </table:table-cell>
            </table:table-row>
            <table:table-row>
              <table:table-cell office:value-type="float" office:value="45.406">
                <text:p>45.406</text:p>
              </table:table-cell>
              <table:table-cell office:value-type="float" office:value="-0.1620612">
                <text:p>-0.1620612</text:p>
              </table:table-cell>
            </table:table-row>
            <table:table-row>
              <table:table-cell office:value-type="float" office:value="45.708">
                <text:p>45.708</text:p>
              </table:table-cell>
              <table:table-cell office:value-type="float" office:value="-0.1626498">
                <text:p>-0.1626498</text:p>
              </table:table-cell>
            </table:table-row>
            <table:table-row>
              <table:table-cell office:value-type="float" office:value="46.01">
                <text:p>46.01</text:p>
              </table:table-cell>
              <table:table-cell office:value-type="float" office:value="-0.1635327">
                <text:p>-0.1635327</text:p>
              </table:table-cell>
            </table:table-row>
            <table:table-row>
              <table:table-cell office:value-type="float" office:value="46.311">
                <text:p>46.311</text:p>
              </table:table-cell>
              <table:table-cell office:value-type="float" office:value="-0.1621593">
                <text:p>-0.1621593</text:p>
              </table:table-cell>
            </table:table-row>
            <table:table-row>
              <table:table-cell office:value-type="float" office:value="46.613">
                <text:p>46.613</text:p>
              </table:table-cell>
              <table:table-cell office:value-type="float" office:value="-0.1639251">
                <text:p>-0.1639251</text:p>
              </table:table-cell>
            </table:table-row>
            <table:table-row>
              <table:table-cell office:value-type="float" office:value="46.914">
                <text:p>46.914</text:p>
              </table:table-cell>
              <table:table-cell office:value-type="float" office:value="-0.1606878">
                <text:p>-0.1606878</text:p>
              </table:table-cell>
            </table:table-row>
            <table:table-row>
              <table:table-cell office:value-type="float" office:value="47.216">
                <text:p>47.216</text:p>
              </table:table-cell>
              <table:table-cell office:value-type="float" office:value="-0.1619631">
                <text:p>-0.1619631</text:p>
              </table:table-cell>
            </table:table-row>
            <table:table-row>
              <table:table-cell office:value-type="float" office:value="47.517">
                <text:p>47.517</text:p>
              </table:table-cell>
              <table:table-cell office:value-type="float" office:value="-0.1662795">
                <text:p>-0.1662795</text:p>
              </table:table-cell>
            </table:table-row>
            <table:table-row>
              <table:table-cell office:value-type="float" office:value="47.819">
                <text:p>47.819</text:p>
              </table:table-cell>
              <table:table-cell office:value-type="float" office:value="-0.1625517">
                <text:p>-0.1625517</text:p>
              </table:table-cell>
            </table:table-row>
            <table:table-row>
              <table:table-cell office:value-type="float" office:value="48.121">
                <text:p>48.121</text:p>
              </table:table-cell>
              <table:table-cell office:value-type="float" office:value="-0.1609821">
                <text:p>-0.1609821</text:p>
              </table:table-cell>
            </table:table-row>
            <table:table-row>
              <table:table-cell office:value-type="float" office:value="48.422">
                <text:p>48.422</text:p>
              </table:table-cell>
              <table:table-cell office:value-type="float" office:value="-0.162846">
                <text:p>-0.162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